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5fa1" officeooo:paragraph-rsid="000a5fa1"/>
    </style:style>
    <style:style style:name="P2" style:family="paragraph" style:parent-style-name="Standard">
      <style:text-properties officeooo:rsid="000c5113" officeooo:paragraph-rsid="000c5113"/>
    </style:style>
    <style:style style:name="P3" style:family="paragraph" style:parent-style-name="Standard">
      <style:text-properties officeooo:rsid="000c5113" officeooo:paragraph-rsid="000ca31c"/>
    </style:style>
    <style:style style:name="P4" style:family="paragraph" style:parent-style-name="Standard">
      <style:text-properties officeooo:rsid="000e02ad" officeooo:paragraph-rsid="000e02ad"/>
    </style:style>
    <style:style style:name="P5" style:family="paragraph" style:parent-style-name="Standard">
      <style:text-properties fo:font-variant="normal" fo:text-transform="none" fo:color="#b33f00" style:font-name="Roboto" fo:font-size="12pt" fo:letter-spacing="normal" fo:font-style="normal" fo:font-weight="normal" officeooo:rsid="000a5fa1" officeooo:paragraph-rsid="000a5fa1"/>
    </style:style>
    <style:style style:name="T1" style:family="text">
      <style:text-properties officeooo:rsid="0009b8c7"/>
    </style:style>
    <style:style style:name="T2" style:family="text">
      <style:text-properties officeooo:rsid="000c5113"/>
    </style:style>
    <style:style style:name="T3" style:family="text">
      <style:text-properties officeooo:rsid="000ca31c"/>
    </style:style>
    <style:style style:name="T4" style:family="text">
      <style:text-properties fo:font-variant="normal" fo:text-transform="none" fo:color="#b33f00" style:font-name="Roboto" fo:font-size="12pt" fo:letter-spacing="normal" fo:font-style="normal" fo:font-weight="normal"/>
    </style:style>
    <style:style style:name="T5" style:family="text">
      <style:text-properties fo:font-variant="normal" fo:text-transform="none" fo:color="#b33f00" style:font-name="Roboto" fo:font-size="12pt" fo:letter-spacing="normal" fo:font-style="normal" fo:font-weight="normal" loext:padding="0in" loext:border="none"/>
    </style:style>
    <style:style style:name="T6" style:family="text">
      <style:text-properties fo:font-variant="normal" fo:text-transform="none" fo:color="#b33f00" style:font-name="Roboto" fo:font-size="12pt" fo:letter-spacing="normal" fo:font-style="normal" fo:font-weight="normal" officeooo:rsid="000a5fa1"/>
    </style:style>
    <style:style style:name="T7" style:family="text">
      <style:text-properties fo:font-variant="normal" fo:text-transform="none" fo:color="#b33f00" fo:letter-spacing="normal"/>
    </style:style>
    <style:style style:name="T8" style:family="text">
      <style:text-properties officeooo:rsid="000e02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1.</text:span>wiki.<text:span text:style-name="T1">js</text:span></text:p>
      <text:p text:style-name="Standard">- <text:span text:style-name="T1">command dùng trong container: apk</text:span></text:p>
      <text:p text:style-name="Standard">+ apk add <text:span text:style-name="T1">nano</text:span></text:p>
      <text:p text:style-name="Standard">+ apk update</text:p>
      <text:p text:style-name="Standard">+ apk add</text:p>
      <text:p text:style-name="Standard"/>
      <text:p text:style-name="P2">2.chạy container vs quyền root</text:p>
      <text:p text:style-name="P2"/>
      <text:p text:style-name="P2">docker exec -it --user root 00749ca2282d bash<text:tab/>→<text:span text:style-name="T3"> quyen root</text:span></text:p>
      <text:p text:style-name="P3">docker exec -it 00749ca2282d bash<text:tab/><text:tab/><text:tab/>→<text:span text:style-name="T3"> quyen user node</text:span></text:p>
      <text:p text:style-name="P1"><text:span text:style-name="T8"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8T13:10:00.615397043</meta:creation-date>
    <dc:date>2021-06-10T12:04:10.808162941</dc:date>
    <meta:editing-duration>PT2H27M19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1" meta:paragraph-count="9" meta:word-count="42" meta:character-count="221" meta:non-whitespace-character-count="185"/>
  </office:meta>
</office:document-meta>
</file>